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MR10" svg:font-family="CMR10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illiam Frank</text:p>
      <text:p text:style-name="Standard">1/11/19</text:p>
      <text:p text:style-name="Standard">Project 0</text:p>
      <text:p text:style-name="Standard"/>
      <text:list xml:id="list8243568763740142460" text:style-name="L1">
        <text:list-item>
          <text:p text:style-name="P1">What was the hardest part of the assignment for you?</text:p>
          <text:p text:style-name="P1"/>
          <text:p text:style-name="P1">I'm not used to python's syntax for if statements and for loops, so probably that</text:p>
          <text:p text:style-name="P1"/>
        </text:list-item>
        <text:list-item>
          <text:p text:style-name="P1">What was the easiest part of the assignment for you?</text:p>
          <text:p text:style-name="P1"/>
          <text:p text:style-name="P1">Actually implementing the desired algorithms, they were all very basic</text:p>
          <text:p text:style-name="P1"/>
        </text:list-item>
        <text:list-item>
          <text:p text:style-name="P1">What problem(s) helped further your understanding of the course material?</text:p>
        </text:list-item>
      </text:list>
      <text:p text:style-name="Standard"><text:tab/></text:p>
      <text:p text:style-name="Standard"><text:tab/>All the problems helped me better my understanding of coding in python, but none of them <text:tab/>taught me anything about AI.</text:p>
      <text:p text:style-name="Standard"/>
      <text:list xml:id="list39555536" text:continue-numbering="true" text:style-name="L1">
        <text:list-item>
          <text:p text:style-name="P1">Did you feel any problems were tedious and not helpful to your understanding of the material?</text:p>
        </text:list-item>
      </text:list>
      <text:p text:style-name="Standard"/>
      <text:p text:style-name="Standard"><text:tab/>No.</text:p>
      <text:p text:style-name="Standard"/>
      <text:list xml:id="list39555984" text:continue-numbering="true" text:style-name="L1">
        <text:list-item>
          <text:p text:style-name="P1">What other feedback do you have about this homework?</text:p>
        </text:list-item>
      </text:list>
      <text:p text:style-name="Standard"/>
      <text:p text:style-name="Standard"><text:tab/>No complaints 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MR10" svg:font-family="CMR10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Frank</meta:initial-creator>
    <meta:creation-date>2019-01-08T19:29:19.23</meta:creation-date>
    <meta:document-statistic meta:table-count="0" meta:image-count="0" meta:object-count="0" meta:page-count="1" meta:paragraph-count="14" meta:word-count="115" meta:character-count="656"/>
    <dc:date>2019-01-08T19:35:17.67</dc:date>
    <dc:creator>Will Frank</dc:creator>
    <meta:editing-duration>PT5M59S</meta:editing-duration>
    <meta:editing-cycles>1</meta:editing-cycles>
    <meta:generator>OpenOffice/4.0.1$Win32 OpenOffice.org_project/401m5$Build-9714</meta:generator>
  </office:meta>
</office:document-meta>
</file>